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6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FACTS ON THE FOOL (26:1-1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SEVEN TIMES SMARTER (26:13-1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MIND YOUR OWN BUSINESS (26:17-1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GOSSIP GENERATES GRIEF (26:20-2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6</dc:title>
    <meta:initial-creator>David STRICKLAND</meta:initial-creator>
    <dc:creator>David STRICKLAND</dc:creator>
    <meta:creation-date>2020-02-22T19:31:53Z</meta:creation-date>
    <dc:date>2020-02-22T19:31:53Z</dc:date>
    <meta:template xlink:href="BibleStudy" xlink:type="simple"/>
    <meta:editing-cycles>1</meta:editing-cycles>
    <meta:editing-duration>PT0S</meta:editing-duration>
    <meta:document-statistic meta:paragraph-count="5" meta:word-count="32"/>
  </office:meta>
</office:document-meta>
</file>